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4" style:family="table-cell" style:parent-style-name="Default" style:data-style-name="N100">
      <style:table-cell-properties fo:background-color="transparent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5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7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7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3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8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2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2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6"/>
        </table:table-row>
        <table:table-row table:style-name="ro1">
          <table:table-cell table:number-columns-repeated="37"/>
          <table:table-cell office:value-type="string" calcext:value-type="string">
            <text:p>+100.02686722</text:p>
          </table:table-cell>
          <table:table-cell table:number-columns-repeated="986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.00.0000</text:date>, <text:time style:data-style-name="N2" text:time-value="16:43:53.7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08T16:52:46.918000000</dc:date>
    <meta:editing-duration>P4DT15H57M27S</meta:editing-duration>
    <meta:editing-cycles>1663</meta:editing-cycles>
    <meta:document-statistic meta:table-count="3" meta:cell-count="5107" meta:object-count="0"/>
    <meta:user-defined meta:name="qrichtext">1</meta:user-defined>
  </office:meta>
</office:document-meta>
</file>